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944cm" style:rel-column-width="14768*"/>
    </style:style>
    <style:style style:name="Таблица2.B" style:family="table-column">
      <style:table-column-properties style:column-width="13.557cm" style:rel-column-width="50767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text-properties fo:color="#c0c0c0" fo:font-size="8pt" style:font-size-asian="8pt" style:font-size-complex="8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4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99201400" text:id="ct99201400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99201608" text:id="ct99201608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99202128" text:id="ct99202128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99202232" text:id="ct99202232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99202336" text:id="ct99202336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99202440" text:id="ct99202440">
          <text:insertion>
            <office:change-info>
              <dc:creator>&lt;анонимный&gt;</dc:creator>
              <dc:date>2013-09-19T19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ациент:</text:p>
          </table:table-cell>
          <table:table-cell table:style-name="Таблица2.A1" office:value-type="string">
            <text:p text:style-name="P5"><text:change-start text:change-id="ct99201400"/><text:span text:style-name="T8">getFullName</text:span>('patientName', data['documents'][0])<text:change-end text:change-id="ct99201400"/></text:p>
          </table:table-cell>
        </table:table-row>
        <table:table-row>
          <table:table-cell table:style-name="Таблица2.A2" office:value-type="string">
            <text:p text:style-name="P3">История болезни №:</text:p>
          </table:table-cell>
          <table:table-cell table:style-name="Таблица2.A2" office:value-type="string">
            <text:p text:style-name="P5"><text:change-start text:change-id="ct99201608"/>getData('appealNumber', data['documents'][0])<text:change-end text:change-id="ct99201608"/></text:p>
          </table:table-cell>
        </table:table-row>
      </table:table>
      <text:p text:style-name="P1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6"><text:span text:style-name="T2"><office:annotation><dc:creator>&lt;анонимный&gt;</dc:creator><dc:date>2013-06-21T18:26:11.23</dc:date><text:p text:style-name="P17"><text:span text:style-name="T12">do table for document in data['documents']</text:span></text:p></office:annotation></text:span><text:change-start text:change-id="ct99202128"/><text:span text:style-name="T2">getData('name', document)</text:span><text:change-end text:change-id="ct99202128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4"><text:span text:style-name="T7">Дата и время:  </text:span><text:change-start text:change-id="ct99202232"/><text:span text:style-name="T6">getData('endDate', document)</text:span><text:change-end text:change-id="ct99202232"/></text:p>
                </table:table-cell>
              </table:table-row>
            </table:table>
            <text:p text:style-name="P15"/>
            <text:p text:style-name="P9"><office:annotation><dc:creator>Fedor Kurilov</dc:creator><dc:date>2013-09-18T18:25:41.30</dc:date><text:p text:style-name="P17"><text:span text:style-name="T18">do text for attr in document['attributes']</text:span></text:p><text:p text:style-name="P17"><text:span text:style-name="T18">from xhtml('&lt;p&gt;&lt;b&gt;'+attr['name']+':&lt;/b&gt; '+getAttributeValue(attr)</text:span><text:span text:style-name="T12">+' '+attr['unit']</text:span><text:span text:style-name="T18">+'&lt;/p&gt;')</text:span></text:p></office:annotation>attrs</text:p>
            <text:p text:style-name="P9"/>
            <text:p text:style-name="P10">Врач: <text:span text:style-name="T2">(</text:span><text:span text:style-name="T2"><text:conditional-text text:condition="ooow:true" text:string-value-if-true="getSpecsOrPost(document)" text:string-value-if-false="">getSpecsOrPost(document)</text:conditional-text></text:span>): <text:span text:style-name="T5">____________________ / </text:span><text:change-start text:change-id="ct99202336"/><text:span text:style-name="T3">getData('doctorName', document)</text:span><text:change-end text:change-id="ct99202336"/></text:p>
            <text:p text:style-name="P10"/>
            <text:p text:style-name="P9"><text:span text:style-name="T10"><office:annotation><dc:creator>&lt;анонимный&gt;</dc:creator><dc:date>2013-09-19T18:33:06.31</dc:date><text:p text:style-name="P17"><text:span text:style-name="T13">do text if (</text:span><text:span text:style-name="T14">getData('flatCode', </text:span><text:span text:style-name="T15">document</text:span><text:span text:style-name="T14">) != 'dutyDoctor' and <text:s/></text:span><text:span text:style-name="T16">getData('doctorPost.c</text:span><text:span text:style-name="T17">ode</text:span><text:span text:style-name="T16">', </text:span><text:span text:style-name="T17">document</text:span><text:span text:style-name="T16">) == '3115')</text:span></text:p></office:annotation></text:span><text:span text:style-name="T10">Лечащий врач: </text:span><text:span text:style-name="T11">____________________ / </text:span><text:change-start text:change-id="ct99202440"/><text:span text:style-name="T3">getFullName('execPerson.name', </text:span><text:span text:style-name="T9">document</text:span><text:span text:style-name="T3">)</text:span><text:change-end text:change-id="ct99202440"/></text:p>
            <text:p text:style-name="P12"><text:span text:style-name="T10"><office:annotation><dc:creator>&lt;анонимный&gt;</dc:creator><dc:date>2013-09-19T19:12:34.32</dc:date><text:p><text:span text:style-name="T13">do text if (</text:span><text:span text:style-name="T14">getData('flatCode', </text:span><text:span text:style-name="T15">document</text:span><text:span text:style-name="T14">) == 'dutyDoctor' and <text:s/>getData('doctorPost.c</text:span><text:span text:style-name="T15">ode</text:span><text:span text:style-name="T14">', </text:span><text:span text:style-name="T15">document</text:span><text:span text:style-name="T14">) == '3115')</text:span></text:p></office:annotation></text:span><text:span text:style-name="T10">Дежурный врач:  ____________________ / </text:span></text:p>
            <text:p text:style-name="P12"/>
          </table:table-cell>
        </table:table-row>
      </table:table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9201712" text:id="ct9920171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99201816" text:id="ct99201816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99201920" text:id="ct99201920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99202024" text:id="ct99202024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99201712"/><text:span text:style-name="MT2">getData('patientId', </text:span><text:span text:style-name="MT3">data['documents'][0]</text:span><text:span text:style-name="MT2">)</text:span><text:change-end text:change-id="ct99201712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:</text:span> <text:change-start text:change-id="ct99201816"/><text:span text:style-name="MT2">getData('appealId', </text:span><text:span text:style-name="MT3">data['documents'][0]</text:span><text:span text:style-name="MT2">)</text:span><text:change-end text:change-id="ct99201816"/></text:p>
            </table:table-cell>
          </table:table-row>
          <table:table-row>
            <table:table-cell table:style-name="Таблица4.A2" office:value-type="string">
              <text:p text:style-name="MP4"><text:change-start text:change-id="ct99201920"/>getData('patientId', data['documents'][0])<text:change-end text:change-id="ct99201920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99202024"/>getData('appealId', data['documents'][0])<text:change-end text:change-id="ct99202024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M11S</meta:editing-duration>
    <meta:editing-cycles>124</meta:editing-cycles>
    <meta:generator>OpenOffice/4.0.0$Win32 OpenOffice.org_project/400m3$Build-9702</meta:generator>
    <dc:date>2013-11-19T13:13:48.44</dc:date>
    <dc:creator>Fedor Kurilov</dc:creator>
    <meta:document-statistic meta:table-count="4" meta:image-count="0" meta:object-count="0" meta:page-count="1" meta:paragraph-count="14" meta:word-count="48" meta:character-count="595"/>
    <meta:user-defined meta:name="Info 1"/>
    <meta:user-defined meta:name="Info 2"/>
    <meta:user-defined meta:name="Info 3"/>
    <meta:user-defined meta:name="Info 4"/>
  </office:meta>
</office:document-meta>
</file>